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53in"/>
    </style:style>
    <style:style style:name="co2" style:family="table-column">
      <style:table-column-properties fo:break-before="auto" style:column-width="0.9409in"/>
    </style:style>
    <style:style style:name="co3" style:family="table-column">
      <style:table-column-properties fo:break-before="auto" style:column-width="0.8453in"/>
    </style:style>
    <style:style style:name="co4" style:family="table-column">
      <style:table-column-properties fo:break-before="auto" style:column-width="0.7839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8543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0.898in"/>
    </style:style>
    <style:style style:name="co10" style:family="table-column">
      <style:table-column-properties fo:break-before="auto" style:column-width="1.0283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244in"/>
    </style:style>
    <style:style style:name="co13" style:family="table-column">
      <style:table-column-properties fo:break-before="auto" style:column-width="0.6709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38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  <style:map style:condition="cell-content()&gt;[$Sheet1.$M$2]" style:apply-style-name="Red" style:base-cell-address="Sheet1.A1"/>
    </style:style>
    <style:style style:name="ce2" style:family="table-cell" style:parent-style-name="Default">
      <style:map style:condition="cell-content()&gt;[$Sheet1.$M$2]" style:apply-style-name="Red" style:base-cell-address="Sheet1.A1"/>
    </style:style>
    <style:style style:name="ce3" style:family="table-cell" style:parent-style-name="Default">
      <style:text-properties fo:font-weight="bold"/>
      <style:map style:condition="cell-content()&gt;[$Sheet1.$M$2]" style:apply-style-name="Red" style:base-cell-address="Sheet1.B1"/>
    </style:style>
    <style:style style:name="ce4" style:family="table-cell" style:parent-style-name="Default">
      <style:map style:condition="cell-content()&gt;[$Sheet1.$M$2]" style:apply-style-name="Red" style:base-cell-address="Sheet1.B1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fo:font-weight="bold"/>
      <style:map style:condition="cell-content()&gt;[$Sheet1.$M$3]" style:apply-style-name="Red" style:base-cell-address="Sheet1.F1"/>
      <style:map style:condition="cell-content()=[$Sheet1.$M$3]" style:apply-style-name="Green" style:base-cell-address="Sheet1.F1"/>
    </style:style>
    <style:style style:name="ce7" style:family="table-cell" style:parent-style-name="Default">
      <style:map style:condition="cell-content()&gt;[$Sheet1.$M$3]" style:apply-style-name="Red" style:base-cell-address="Sheet1.F1"/>
      <style:map style:condition="cell-content()=[$Sheet1.$M$3]" style:apply-style-name="Green" style:base-cell-address="Sheet1.F1"/>
    </style:style>
    <style:style style:name="ce8" style:family="table-cell" style:parent-style-name="Default" style:data-style-name="N118">
      <style:text-properties fo:font-weight="bold"/>
      <style:map style:condition="cell-content()&gt;1" style:apply-style-name="Red" style:base-cell-address="Sheet1.F1"/>
    </style:style>
    <style:style style:name="ce9" style:family="table-cell" style:parent-style-name="Default" style:data-style-name="N118">
      <style:map style:condition="cell-content()&gt;1" style:apply-style-name="Red" style:base-cell-address="Sheet1.F1"/>
    </style:style>
    <style:style style:name="ce10" style:family="table-cell" style:parent-style-name="Default">
      <style:text-properties fo:font-weight="bold"/>
      <style:map style:condition="cell-content()=[$Sheet1.$M$3]" style:apply-style-name="Green" style:base-cell-address="Sheet1.I1"/>
      <style:map style:condition="cell-content()&gt;[$Sheet1.$M$3]" style:apply-style-name="Red" style:base-cell-address="Sheet1.I1"/>
    </style:style>
    <style:style style:name="ce11" style:family="table-cell" style:parent-style-name="Default">
      <style:map style:condition="cell-content()=[$Sheet1.$M$3]" style:apply-style-name="Green" style:base-cell-address="Sheet1.I1"/>
      <style:map style:condition="cell-content()&gt;[$Sheet1.$M$3]" style:apply-style-name="Red" style:base-cell-address="Sheet1.I1"/>
    </style:style>
    <style:style style:name="ce12" style:family="table-cell" style:parent-style-name="Default" style:data-style-name="N11">
      <style:text-properties fo:font-weight="bold"/>
      <style:map style:condition="cell-content()&gt;1" style:apply-style-name="Red" style:base-cell-address="Sheet1.F1"/>
      <style:map style:condition="cell-content()=1" style:apply-style-name="Green" style:base-cell-address="Sheet1.F1"/>
    </style:style>
    <style:style style:name="ce13" style:family="table-cell" style:parent-style-name="Default" style:data-style-name="N11">
      <style:map style:condition="cell-content()&gt;1" style:apply-style-name="Red" style:base-cell-address="Sheet1.F1"/>
      <style:map style:condition="cell-content()=1" style:apply-style-name="Green" style:base-cell-address="Sheet1.F1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00ae00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9"/>
        <table:table-column table:style-name="co8" table:default-cell-style-name="Default"/>
        <table:table-column table:style-name="co9" table:default-cell-style-name="ce11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Set Bins</text:p>
          </table:table-cell>
          <table:table-cell table:style-name="ce3" office:value-type="string">
            <text:p>Extreme Bins</text:p>
          </table:table-cell>
          <table:table-cell table:style-name="ce5" office:value-type="string">
            <text:p>Valid square</text:p>
          </table:table-cell>
          <table:table-cell table:style-name="ce5" office:value-type="string">
            <text:p>Axis bytes</text:p>
          </table:table-cell>
          <table:table-cell table:style-name="ce5" office:value-type="string">
            <text:p>Square bytes</text:p>
          </table:table-cell>
          <table:table-cell table:style-name="ce6" office:value-type="string">
            <text:p>Square total</text:p>
          </table:table-cell>
          <table:table-cell table:style-name="ce8" office:value-type="string">
            <text:p>Square % Use</text:p>
          </table:table-cell>
          <table:table-cell table:style-name="ce5" office:value-type="string">
            <text:p>Extreme bytes</text:p>
          </table:table-cell>
          <table:table-cell table:style-name="ce10" office:value-type="string">
            <text:p>Extreme total</text:p>
          </table:table-cell>
          <table:table-cell table:style-name="ce12" office:value-type="string">
            <text:p>Extreme % Use</text:p>
          </table:table-cell>
          <table:table-cell/>
          <table:table-cell table:style-name="ce14" office:value-type="string">
            <text:p>Configuration</text:p>
          </table:table-cell>
          <table:table-cell table:style-name="ce14" office:value-type="string">
            <text:p>Valu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TRUNC((([.$M$3]-[.D2])/[.$M$6])/[.A2])" office:value-type="float" office:value="60">
            <text:p>60</text:p>
          </table:table-cell>
          <table:table-cell table:formula="of:=MIN([.A2];[.B2])" office:value-type="float" office:value="8">
            <text:p>8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2]*[.A2]" office:value-type="float" office:value="128">
            <text:p>128</text:p>
          </table:table-cell>
          <table:table-cell table:formula="of:=[.D2]+[.E2]" office:value-type="float" office:value="192">
            <text:p>192</text:p>
          </table:table-cell>
          <table:table-cell table:formula="of:=[.F2]/[.$M$3]" office:value-type="percentage" office:value="0.1875">
            <text:p>18.8%</text:p>
          </table:table-cell>
          <table:table-cell table:formula="of:=[.$M$6]*[.A2]*[.B2]" office:value-type="float" office:value="960">
            <text:p>960</text:p>
          </table:table-cell>
          <table:table-cell table:formula="of:=[.D2] + [.H2]" office:value-type="float" office:value="1024">
            <text:p>1024</text:p>
          </table:table-cell>
          <table:table-cell table:formula="of:=[.I2]/[.$M$3]" office:value-type="percentage" office:value="1">
            <text:p>100.00%</text:p>
          </table:table-cell>
          <table:table-cell/>
          <table:table-cell office:value-type="string">
            <text:p>Max Axis Bins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TRUNC((([.$M$3]-[.D3])/[.$M$6])/[.A3])" office:value-type="float" office:value="53">
            <text:p>53</text:p>
          </table:table-cell>
          <table:table-cell table:formula="of:=MIN([.A3];[.B3])" office:value-type="float" office:value="9">
            <text:p>9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3]*[.A3]" office:value-type="float" office:value="162">
            <text:p>162</text:p>
          </table:table-cell>
          <table:table-cell table:formula="of:=[.D3]+[.E3]" office:value-type="float" office:value="226">
            <text:p>226</text:p>
          </table:table-cell>
          <table:table-cell table:formula="of:=[.F3]/[.$M$3]" office:value-type="percentage" office:value="0.220703125">
            <text:p>22.1%</text:p>
          </table:table-cell>
          <table:table-cell table:formula="of:=[.$M$6]*[.A3]*[.B3]" office:value-type="float" office:value="954">
            <text:p>954</text:p>
          </table:table-cell>
          <table:table-cell table:formula="of:=[.D3] + [.H3]" office:value-type="float" office:value="1018">
            <text:p>1018</text:p>
          </table:table-cell>
          <table:table-cell table:formula="of:=[.I3]/[.$M$3]" office:value-type="percentage" office:value="0.994140625">
            <text:p>99.41%</text:p>
          </table:table-cell>
          <table:table-cell/>
          <table:table-cell office:value-type="string">
            <text:p>Max Data</text:p>
          </table:table-cell>
          <table:table-cell office:value-type="float" office:value="1024">
            <text:p>102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TRUNC((([.$M$3]-[.D4])/[.$M$6])/[.A4])" office:value-type="float" office:value="48">
            <text:p>48</text:p>
          </table:table-cell>
          <table:table-cell table:formula="of:=MIN([.A4];[.B4])" office:value-type="float" office:value="10">
            <text:p>10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4]*[.A4]" office:value-type="float" office:value="200">
            <text:p>200</text:p>
          </table:table-cell>
          <table:table-cell table:formula="of:=[.D4]+[.E4]" office:value-type="float" office:value="264">
            <text:p>264</text:p>
          </table:table-cell>
          <table:table-cell table:formula="of:=[.F4]/[.$M$3]" office:value-type="percentage" office:value="0.2578125">
            <text:p>25.8%</text:p>
          </table:table-cell>
          <table:table-cell table:formula="of:=[.$M$6]*[.A4]*[.B4]" office:value-type="float" office:value="960">
            <text:p>960</text:p>
          </table:table-cell>
          <table:table-cell table:formula="of:=[.D4] + [.H4]" office:value-type="float" office:value="1024">
            <text:p>1024</text:p>
          </table:table-cell>
          <table:table-cell table:formula="of:=[.I4]/[.$M$3]" office:value-type="percentage" office:value="1">
            <text:p>100.00%</text:p>
          </table:table-cell>
          <table:table-cell/>
          <table:table-cell office:value-type="string">
            <text:p>Bin Size Bytes</text:p>
          </table:table-cell>
          <table:table-cell office:value-type="float" office:value="1">
            <text:p>1</text:p>
          </table:table-cell>
          <table:table-cell office:value-type="string">
            <text:p>(each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TRUNC((([.$M$3]-[.D5])/[.$M$6])/[.A5])" office:value-type="float" office:value="43">
            <text:p>43</text:p>
          </table:table-cell>
          <table:table-cell table:formula="of:=MIN([.A5];[.B5])" office:value-type="float" office:value="11">
            <text:p>11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5]*[.A5]" office:value-type="float" office:value="242">
            <text:p>242</text:p>
          </table:table-cell>
          <table:table-cell table:formula="of:=[.D5]+[.E5]" office:value-type="float" office:value="306">
            <text:p>306</text:p>
          </table:table-cell>
          <table:table-cell table:formula="of:=[.F5]/[.$M$3]" office:value-type="percentage" office:value="0.298828125">
            <text:p>29.9%</text:p>
          </table:table-cell>
          <table:table-cell table:formula="of:=[.$M$6]*[.A5]*[.B5]" office:value-type="float" office:value="946">
            <text:p>946</text:p>
          </table:table-cell>
          <table:table-cell table:formula="of:=[.D5] + [.H5]" office:value-type="float" office:value="1010">
            <text:p>1010</text:p>
          </table:table-cell>
          <table:table-cell table:formula="of:=[.I5]/[.$M$3]" office:value-type="percentage" office:value="0.986328125">
            <text:p>98.63%</text:p>
          </table:table-cell>
          <table:table-cell/>
          <table:table-cell office:value-type="string">
            <text:p>Bin Data Bytes</text:p>
          </table:table-cell>
          <table:table-cell office:value-type="float" office:value="1">
            <text:p>1</text:p>
          </table:table-cell>
          <table:table-cell office:value-type="string">
            <text:p>(each)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TRUNC((([.$M$3]-[.D6])/[.$M$6])/[.A6])" office:value-type="float" office:value="40">
            <text:p>40</text:p>
          </table:table-cell>
          <table:table-cell table:formula="of:=MIN([.A6];[.B6])" office:value-type="float" office:value="12">
            <text:p>12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6]*[.A6]" office:value-type="float" office:value="288">
            <text:p>288</text:p>
          </table:table-cell>
          <table:table-cell table:formula="of:=[.D6]+[.E6]" office:value-type="float" office:value="352">
            <text:p>352</text:p>
          </table:table-cell>
          <table:table-cell table:formula="of:=[.F6]/[.$M$3]" office:value-type="percentage" office:value="0.34375">
            <text:p>34.4%</text:p>
          </table:table-cell>
          <table:table-cell table:formula="of:=[.$M$6]*[.A6]*[.B6]" office:value-type="float" office:value="960">
            <text:p>960</text:p>
          </table:table-cell>
          <table:table-cell table:formula="of:=[.D6] + [.H6]" office:value-type="float" office:value="1024">
            <text:p>1024</text:p>
          </table:table-cell>
          <table:table-cell table:formula="of:=[.I6]/[.$M$3]" office:value-type="percentage" office:value="1">
            <text:p>100.00%</text:p>
          </table:table-cell>
          <table:table-cell office:value-type="string">
            <text:p>care</text:p>
          </table:table-cell>
          <table:table-cell table:style-name="ce15" office:value-type="string">
            <text:p>Table Data Bytes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(each)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TRUNC((([.$M$3]-[.D7])/[.$M$6])/[.A7])" office:value-type="float" office:value="36">
            <text:p>36</text:p>
          </table:table-cell>
          <table:table-cell table:formula="of:=MIN([.A7];[.B7])" office:value-type="float" office:value="13">
            <text:p>13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7]*[.A7]" office:value-type="float" office:value="338">
            <text:p>338</text:p>
          </table:table-cell>
          <table:table-cell table:formula="of:=[.D7]+[.E7]" office:value-type="float" office:value="402">
            <text:p>402</text:p>
          </table:table-cell>
          <table:table-cell table:formula="of:=[.F7]/[.$M$3]" office:value-type="percentage" office:value="0.392578125">
            <text:p>39.3%</text:p>
          </table:table-cell>
          <table:table-cell table:formula="of:=[.$M$6]*[.A7]*[.B7]" office:value-type="float" office:value="936">
            <text:p>936</text:p>
          </table:table-cell>
          <table:table-cell table:formula="of:=[.D7] + [.H7]" office:value-type="float" office:value="1000">
            <text:p>1000</text:p>
          </table:table-cell>
          <table:table-cell table:formula="of:=[.I7]/[.$M$3]" office:value-type="percentage" office:value="0.9765625">
            <text:p>97.66%</text:p>
          </table:table-cell>
          <table:table-cell office:value-type="string">
            <text:p>care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TRUNC((([.$M$3]-[.D8])/[.$M$6])/[.A8])" office:value-type="float" office:value="34">
            <text:p>34</text:p>
          </table:table-cell>
          <table:table-cell table:formula="of:=MIN([.A8];[.B8])" office:value-type="float" office:value="14">
            <text:p>14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8]*[.A8]" office:value-type="float" office:value="392">
            <text:p>392</text:p>
          </table:table-cell>
          <table:table-cell table:formula="of:=[.D8]+[.E8]" office:value-type="float" office:value="456">
            <text:p>456</text:p>
          </table:table-cell>
          <table:table-cell table:formula="of:=[.F8]/[.$M$3]" office:value-type="percentage" office:value="0.4453125">
            <text:p>44.5%</text:p>
          </table:table-cell>
          <table:table-cell table:formula="of:=[.$M$6]*[.A8]*[.B8]" office:value-type="float" office:value="952">
            <text:p>952</text:p>
          </table:table-cell>
          <table:table-cell table:formula="of:=[.D8] + [.H8]" office:value-type="float" office:value="1016">
            <text:p>1016</text:p>
          </table:table-cell>
          <table:table-cell table:formula="of:=[.I8]/[.$M$3]" office:value-type="percentage" office:value="0.9921875">
            <text:p>99.22%</text:p>
          </table:table-cell>
          <table:table-cell office:value-type="string">
            <text:p>care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TRUNC((([.$M$3]-[.D9])/[.$M$6])/[.A9])" office:value-type="float" office:value="32">
            <text:p>32</text:p>
          </table:table-cell>
          <table:table-cell table:formula="of:=MIN([.A9];[.B9])" office:value-type="float" office:value="15">
            <text:p>15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9]*[.A9]" office:value-type="float" office:value="450">
            <text:p>450</text:p>
          </table:table-cell>
          <table:table-cell table:formula="of:=[.D9]+[.E9]" office:value-type="float" office:value="514">
            <text:p>514</text:p>
          </table:table-cell>
          <table:table-cell table:formula="of:=[.F9]/[.$M$3]" office:value-type="percentage" office:value="0.501953125">
            <text:p>50.2%</text:p>
          </table:table-cell>
          <table:table-cell table:formula="of:=[.$M$6]*[.A9]*[.B9]" office:value-type="float" office:value="960">
            <text:p>960</text:p>
          </table:table-cell>
          <table:table-cell table:formula="of:=[.D9] + [.H9]" office:value-type="float" office:value="1024">
            <text:p>1024</text:p>
          </table:table-cell>
          <table:table-cell table:formula="of:=[.I9]/[.$M$3]" office:value-type="percentage" office:value="1">
            <text:p>100.00%</text:p>
          </table:table-cell>
          <table:table-cell office:value-type="string">
            <text:p>care</text:p>
          </table:table-cell>
          <table:table-cell table:style-name="ce14" office:value-type="string">
            <text:p>Max square:</text:p>
          </table:table-cell>
          <table:table-cell table:formula="of:=MAX([.C2:.C50])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TRUNC((([.$M$3]-[.D10])/[.$M$6])/[.A10])" office:value-type="float" office:value="30">
            <text:p>30</text:p>
          </table:table-cell>
          <table:table-cell table:formula="of:=MIN([.A10];[.B10])" office:value-type="float" office:value="16">
            <text:p>16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10]*[.A10]" office:value-type="float" office:value="512">
            <text:p>512</text:p>
          </table:table-cell>
          <table:table-cell table:formula="of:=[.D10]+[.E10]" office:value-type="float" office:value="576">
            <text:p>576</text:p>
          </table:table-cell>
          <table:table-cell table:formula="of:=[.F10]/[.$M$3]" office:value-type="percentage" office:value="0.5625">
            <text:p>56.3%</text:p>
          </table:table-cell>
          <table:table-cell table:formula="of:=[.$M$6]*[.A10]*[.B10]" office:value-type="float" office:value="960">
            <text:p>960</text:p>
          </table:table-cell>
          <table:table-cell table:formula="of:=[.D10] + [.H10]" office:value-type="float" office:value="1024">
            <text:p>1024</text:p>
          </table:table-cell>
          <table:table-cell table:formula="of:=[.I10]/[.$M$3]" office:value-type="percentage" office:value="1">
            <text:p>100.00%</text:p>
          </table:table-cell>
          <table:table-cell office:value-type="string">
            <text:p>CARE 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TRUNC((([.$M$3]-[.D11])/[.$M$6])/[.A11])" office:value-type="float" office:value="28">
            <text:p>28</text:p>
          </table:table-cell>
          <table:table-cell table:formula="of:=MIN([.A11];[.B11])" office:value-type="float" office:value="17">
            <text:p>17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11]*[.A11]" office:value-type="float" office:value="578">
            <text:p>578</text:p>
          </table:table-cell>
          <table:table-cell table:formula="of:=[.D11]+[.E11]" office:value-type="float" office:value="642">
            <text:p>642</text:p>
          </table:table-cell>
          <table:table-cell table:formula="of:=[.F11]/[.$M$3]" office:value-type="percentage" office:value="0.626953125">
            <text:p>62.7%</text:p>
          </table:table-cell>
          <table:table-cell table:formula="of:=[.$M$6]*[.A11]*[.B11]" office:value-type="float" office:value="952">
            <text:p>952</text:p>
          </table:table-cell>
          <table:table-cell table:formula="of:=[.D11] + [.H11]" office:value-type="float" office:value="1016">
            <text:p>1016</text:p>
          </table:table-cell>
          <table:table-cell table:formula="of:=[.I11]/[.$M$3]" office:value-type="percentage" office:value="0.9921875">
            <text:p>99.22%</text:p>
          </table:table-cell>
          <table:table-cell office:value-type="string">
            <text:p>CARE </text:p>
          </table:table-cell>
          <table:table-cell table:style-name="ce16" office:value-type="string">
            <text:p>Bins</text:p>
          </table:table-cell>
          <table:table-cell table:style-name="ce14" office:value-type="string">
            <text:p>Square</text:p>
          </table:table-cell>
          <table:table-cell table:style-name="ce14" office:value-type="string">
            <text:p>Extrem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TRUNC((([.$M$3]-[.D12])/[.$M$6])/[.A12])" office:value-type="float" office:value="26">
            <text:p>26</text:p>
          </table:table-cell>
          <table:table-cell table:formula="of:=MIN([.A12];[.B12])" office:value-type="float" office:value="18">
            <text:p>18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12]*[.A12]" office:value-type="float" office:value="648">
            <text:p>648</text:p>
          </table:table-cell>
          <table:table-cell table:formula="of:=[.D12]+[.E12]" office:value-type="float" office:value="712">
            <text:p>712</text:p>
          </table:table-cell>
          <table:table-cell table:formula="of:=[.F12]/[.$M$3]" office:value-type="percentage" office:value="0.6953125">
            <text:p>69.5%</text:p>
          </table:table-cell>
          <table:table-cell table:formula="of:=[.$M$6]*[.A12]*[.B12]" office:value-type="float" office:value="936">
            <text:p>936</text:p>
          </table:table-cell>
          <table:table-cell table:formula="of:=[.D12] + [.H12]" office:value-type="float" office:value="1000">
            <text:p>1000</text:p>
          </table:table-cell>
          <table:table-cell table:formula="of:=[.I12]/[.$M$3]" office:value-type="percentage" office:value="0.9765625">
            <text:p>97.66%</text:p>
          </table:table-cell>
          <table:table-cell office:value-type="string">
            <text:p>CARE 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string">
            <text:p>27x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TRUNC((([.$M$3]-[.D13])/[.$M$6])/[.A13])" office:value-type="float" office:value="25">
            <text:p>25</text:p>
          </table:table-cell>
          <table:table-cell table:formula="of:=MIN([.A13];[.B13])" office:value-type="float" office:value="19">
            <text:p>19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13]*[.A13]" office:value-type="float" office:value="722">
            <text:p>722</text:p>
          </table:table-cell>
          <table:table-cell table:formula="of:=[.D13]+[.E13]" office:value-type="float" office:value="786">
            <text:p>786</text:p>
          </table:table-cell>
          <table:table-cell table:formula="of:=[.F13]/[.$M$3]" office:value-type="percentage" office:value="0.767578125">
            <text:p>76.8%</text:p>
          </table:table-cell>
          <table:table-cell table:formula="of:=[.$M$6]*[.A13]*[.B13]" office:value-type="float" office:value="950">
            <text:p>950</text:p>
          </table:table-cell>
          <table:table-cell table:formula="of:=[.D13] + [.H13]" office:value-type="float" office:value="1014">
            <text:p>1014</text:p>
          </table:table-cell>
          <table:table-cell table:formula="of:=[.I13]/[.$M$3]" office:value-type="percentage" office:value="0.990234375">
            <text:p>99.02%</text:p>
          </table:table-cell>
          <table:table-cell office:value-type="string">
            <text:p>CARE 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string">
            <text:p>28x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TRUNC((([.$M$3]-[.D14])/[.$M$6])/[.A14])" office:value-type="float" office:value="24">
            <text:p>24</text:p>
          </table:table-cell>
          <table:table-cell table:formula="of:=MIN([.A14];[.B14])" office:value-type="float" office:value="20">
            <text:p>20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14]*[.A14]" office:value-type="float" office:value="800">
            <text:p>800</text:p>
          </table:table-cell>
          <table:table-cell table:formula="of:=[.D14]+[.E14]" office:value-type="float" office:value="864">
            <text:p>864</text:p>
          </table:table-cell>
          <table:table-cell table:formula="of:=[.F14]/[.$M$3]" office:value-type="percentage" office:value="0.84375">
            <text:p>84.4%</text:p>
          </table:table-cell>
          <table:table-cell table:formula="of:=[.$M$6]*[.A14]*[.B14]" office:value-type="float" office:value="960">
            <text:p>960</text:p>
          </table:table-cell>
          <table:table-cell table:formula="of:=[.D14] + [.H14]" office:value-type="float" office:value="1024">
            <text:p>1024</text:p>
          </table:table-cell>
          <table:table-cell table:formula="of:=[.I14]/[.$M$3]" office:value-type="percentage" office:value="1">
            <text:p>100.00%</text:p>
          </table:table-cell>
          <table:table-cell office:value-type="string">
            <text:p>CARE 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string">
            <text:p>29x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TRUNC((([.$M$3]-[.D15])/[.$M$6])/[.A15])" office:value-type="float" office:value="22">
            <text:p>22</text:p>
          </table:table-cell>
          <table:table-cell table:formula="of:=MIN([.A15];[.B15])" office:value-type="float" office:value="21">
            <text:p>21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15]*[.A15]" office:value-type="float" office:value="882">
            <text:p>882</text:p>
          </table:table-cell>
          <table:table-cell table:formula="of:=[.D15]+[.E15]" office:value-type="float" office:value="946">
            <text:p>946</text:p>
          </table:table-cell>
          <table:table-cell table:formula="of:=[.F15]/[.$M$3]" office:value-type="percentage" office:value="0.923828125">
            <text:p>92.4%</text:p>
          </table:table-cell>
          <table:table-cell table:formula="of:=[.$M$6]*[.A15]*[.B15]" office:value-type="float" office:value="924">
            <text:p>924</text:p>
          </table:table-cell>
          <table:table-cell table:formula="of:=[.D15] + [.H15]" office:value-type="float" office:value="988">
            <text:p>988</text:p>
          </table:table-cell>
          <table:table-cell table:formula="of:=[.I15]/[.$M$3]" office:value-type="percentage" office:value="0.96484375">
            <text:p>96.48%</text:p>
          </table:table-cell>
          <table:table-cell office:value-type="string">
            <text:p>CARE 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string">
            <text:p>30x1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TRUNC((([.$M$3]-[.D16])/[.$M$6])/[.A16])" office:value-type="float" office:value="21">
            <text:p>21</text:p>
          </table:table-cell>
          <table:table-cell table:formula="of:=MIN([.A16];[.B16])" office:value-type="float" office:value="21">
            <text:p>21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16]*[.A16]" office:value-type="float" office:value="968">
            <text:p>968</text:p>
          </table:table-cell>
          <table:table-cell table:formula="of:=[.D16]+[.E16]" office:value-type="float" office:value="1032">
            <text:p>1032</text:p>
          </table:table-cell>
          <table:table-cell table:formula="of:=[.F16]/[.$M$3]" office:value-type="percentage" office:value="1.0078125">
            <text:p>100.8%</text:p>
          </table:table-cell>
          <table:table-cell table:formula="of:=[.$M$6]*[.A16]*[.B16]" office:value-type="float" office:value="924">
            <text:p>924</text:p>
          </table:table-cell>
          <table:table-cell table:formula="of:=[.D16] + [.H16]" office:value-type="float" office:value="988">
            <text:p>988</text:p>
          </table:table-cell>
          <table:table-cell table:formula="of:=[.I16]/[.$M$3]" office:value-type="percentage" office:value="0.96484375">
            <text:p>96.48%</text:p>
          </table:table-cell>
          <table:table-cell office:value-type="string">
            <text:p>CARE </text:p>
          </table:table-cell>
          <table:table-cell table:style-name="ce17" office:value-type="string">
            <text:p>New Axis Max 31</text:p>
          </table:table-cell>
          <table:table-cell office:value-type="float" office:value="21">
            <text:p>21</text:p>
          </table:table-cell>
          <table:table-cell office:value-type="string">
            <text:p>31x1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TRUNC((([.$M$3]-[.D17])/[.$M$6])/[.A17])" office:value-type="float" office:value="20">
            <text:p>20</text:p>
          </table:table-cell>
          <table:table-cell table:formula="of:=MIN([.A17];[.B17])" office:value-type="float" office:value="20">
            <text:p>20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17]*[.A17]" office:value-type="float" office:value="1058">
            <text:p>1058</text:p>
          </table:table-cell>
          <table:table-cell table:formula="of:=[.D17]+[.E17]" office:value-type="float" office:value="1122">
            <text:p>1122</text:p>
          </table:table-cell>
          <table:table-cell table:formula="of:=[.F17]/[.$M$3]" office:value-type="percentage" office:value="1.095703125">
            <text:p>109.6%</text:p>
          </table:table-cell>
          <table:table-cell table:formula="of:=[.$M$6]*[.A17]*[.B17]" office:value-type="float" office:value="920">
            <text:p>920</text:p>
          </table:table-cell>
          <table:table-cell table:formula="of:=[.D17] + [.H17]" office:value-type="float" office:value="984">
            <text:p>984</text:p>
          </table:table-cell>
          <table:table-cell table:formula="of:=[.I17]/[.$M$3]" office:value-type="percentage" office:value="0.9609375">
            <text:p>96.09%</text:p>
          </table:table-cell>
          <table:table-cell office:value-type="string">
            <text:p>CARE 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string">
            <text:p>32x1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TRUNC((([.$M$3]-[.D18])/[.$M$6])/[.A18])" office:value-type="float" office:value="20">
            <text:p>20</text:p>
          </table:table-cell>
          <table:table-cell table:formula="of:=MIN([.A18];[.B18])" office:value-type="float" office:value="20">
            <text:p>20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18]*[.A18]" office:value-type="float" office:value="1152">
            <text:p>1152</text:p>
          </table:table-cell>
          <table:table-cell table:formula="of:=[.D18]+[.E18]" office:value-type="float" office:value="1216">
            <text:p>1216</text:p>
          </table:table-cell>
          <table:table-cell table:formula="of:=[.F18]/[.$M$3]" office:value-type="percentage" office:value="1.1875">
            <text:p>118.8%</text:p>
          </table:table-cell>
          <table:table-cell table:formula="of:=[.$M$6]*[.A18]*[.B18]" office:value-type="float" office:value="960">
            <text:p>960</text:p>
          </table:table-cell>
          <table:table-cell table:formula="of:=[.D18] + [.H18]" office:value-type="float" office:value="1024">
            <text:p>1024</text:p>
          </table:table-cell>
          <table:table-cell table:formula="of:=[.I18]/[.$M$3]" office:value-type="percentage" office:value="1">
            <text:p>100.00%</text:p>
          </table:table-cell>
          <table:table-cell office:value-type="string">
            <text:p>CARE 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string">
            <text:p>34x1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TRUNC((([.$M$3]-[.D19])/[.$M$6])/[.A19])" office:value-type="float" office:value="19">
            <text:p>19</text:p>
          </table:table-cell>
          <table:table-cell table:formula="of:=MIN([.A19];[.B19])" office:value-type="float" office:value="19">
            <text:p>19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19]*[.A19]" office:value-type="float" office:value="1250">
            <text:p>1250</text:p>
          </table:table-cell>
          <table:table-cell table:formula="of:=[.D19]+[.E19]" office:value-type="float" office:value="1314">
            <text:p>1314</text:p>
          </table:table-cell>
          <table:table-cell table:formula="of:=[.F19]/[.$M$3]" office:value-type="percentage" office:value="1.283203125">
            <text:p>128.3%</text:p>
          </table:table-cell>
          <table:table-cell table:formula="of:=[.$M$6]*[.A19]*[.B19]" office:value-type="float" office:value="950">
            <text:p>950</text:p>
          </table:table-cell>
          <table:table-cell table:formula="of:=[.D19] + [.H19]" office:value-type="float" office:value="1014">
            <text:p>1014</text:p>
          </table:table-cell>
          <table:table-cell table:formula="of:=[.I19]/[.$M$3]" office:value-type="percentage" office:value="0.990234375">
            <text:p>99.02%</text:p>
          </table:table-cell>
          <table:table-cell office:value-type="string">
            <text:p>CARE 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string">
            <text:p>35x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TRUNC((([.$M$3]-[.D20])/[.$M$6])/[.A20])" office:value-type="float" office:value="18">
            <text:p>18</text:p>
          </table:table-cell>
          <table:table-cell table:formula="of:=MIN([.A20];[.B20])" office:value-type="float" office:value="18">
            <text:p>18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20]*[.A20]" office:value-type="float" office:value="1352">
            <text:p>1352</text:p>
          </table:table-cell>
          <table:table-cell table:formula="of:=[.D20]+[.E20]" office:value-type="float" office:value="1416">
            <text:p>1416</text:p>
          </table:table-cell>
          <table:table-cell table:formula="of:=[.F20]/[.$M$3]" office:value-type="percentage" office:value="1.3828125">
            <text:p>138.3%</text:p>
          </table:table-cell>
          <table:table-cell table:formula="of:=[.$M$6]*[.A20]*[.B20]" office:value-type="float" office:value="936">
            <text:p>936</text:p>
          </table:table-cell>
          <table:table-cell table:formula="of:=[.D20] + [.H20]" office:value-type="float" office:value="1000">
            <text:p>1000</text:p>
          </table:table-cell>
          <table:table-cell table:formula="of:=[.I20]/[.$M$3]" office:value-type="percentage" office:value="0.9765625">
            <text:p>97.66%</text:p>
          </table:table-cell>
          <table:table-cell office:value-type="string">
            <text:p>CARE 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string">
            <text:p>36x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TRUNC((([.$M$3]-[.D21])/[.$M$6])/[.A21])" office:value-type="float" office:value="17">
            <text:p>17</text:p>
          </table:table-cell>
          <table:table-cell table:formula="of:=MIN([.A21];[.B21])" office:value-type="float" office:value="17">
            <text:p>17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21]*[.A21]" office:value-type="float" office:value="1458">
            <text:p>1458</text:p>
          </table:table-cell>
          <table:table-cell table:formula="of:=[.D21]+[.E21]" office:value-type="float" office:value="1522">
            <text:p>1522</text:p>
          </table:table-cell>
          <table:table-cell table:formula="of:=[.F21]/[.$M$3]" office:value-type="percentage" office:value="1.486328125">
            <text:p>148.6%</text:p>
          </table:table-cell>
          <table:table-cell table:formula="of:=[.$M$6]*[.A21]*[.B21]" office:value-type="float" office:value="918">
            <text:p>918</text:p>
          </table:table-cell>
          <table:table-cell table:formula="of:=[.D21] + [.H21]" office:value-type="float" office:value="982">
            <text:p>982</text:p>
          </table:table-cell>
          <table:table-cell table:formula="of:=[.I21]/[.$M$3]" office:value-type="percentage" office:value="0.958984375">
            <text:p>95.90%</text:p>
          </table:table-cell>
          <table:table-cell office:value-type="string">
            <text:p>CARE 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string">
            <text:p>37x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TRUNC((([.$M$3]-[.D22])/[.$M$6])/[.A22])" office:value-type="float" office:value="17">
            <text:p>17</text:p>
          </table:table-cell>
          <table:table-cell table:formula="of:=MIN([.A22];[.B22])" office:value-type="float" office:value="17">
            <text:p>17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22]*[.A22]" office:value-type="float" office:value="1568">
            <text:p>1568</text:p>
          </table:table-cell>
          <table:table-cell table:formula="of:=[.D22]+[.E22]" office:value-type="float" office:value="1632">
            <text:p>1632</text:p>
          </table:table-cell>
          <table:table-cell table:formula="of:=[.F22]/[.$M$3]" office:value-type="percentage" office:value="1.59375">
            <text:p>159.4%</text:p>
          </table:table-cell>
          <table:table-cell table:formula="of:=[.$M$6]*[.A22]*[.B22]" office:value-type="float" office:value="952">
            <text:p>952</text:p>
          </table:table-cell>
          <table:table-cell table:formula="of:=[.D22] + [.H22]" office:value-type="float" office:value="1016">
            <text:p>1016</text:p>
          </table:table-cell>
          <table:table-cell table:formula="of:=[.I22]/[.$M$3]" office:value-type="percentage" office:value="0.9921875">
            <text:p>99.22%</text:p>
          </table:table-cell>
          <table:table-cell office:value-type="string">
            <text:p>CARE 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39x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TRUNC((([.$M$3]-[.D23])/[.$M$6])/[.A23])" office:value-type="float" office:value="16">
            <text:p>16</text:p>
          </table:table-cell>
          <table:table-cell table:formula="of:=MIN([.A23];[.B23])" office:value-type="float" office:value="16">
            <text:p>16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23]*[.A23]" office:value-type="float" office:value="1682">
            <text:p>1682</text:p>
          </table:table-cell>
          <table:table-cell table:formula="of:=[.D23]+[.E23]" office:value-type="float" office:value="1746">
            <text:p>1746</text:p>
          </table:table-cell>
          <table:table-cell table:formula="of:=[.F23]/[.$M$3]" office:value-type="percentage" office:value="1.705078125">
            <text:p>170.5%</text:p>
          </table:table-cell>
          <table:table-cell table:formula="of:=[.$M$6]*[.A23]*[.B23]" office:value-type="float" office:value="928">
            <text:p>928</text:p>
          </table:table-cell>
          <table:table-cell table:formula="of:=[.D23] + [.H23]" office:value-type="float" office:value="992">
            <text:p>992</text:p>
          </table:table-cell>
          <table:table-cell table:formula="of:=[.I23]/[.$M$3]" office:value-type="percentage" office:value="0.96875">
            <text:p>96.88%</text:p>
          </table:table-cell>
          <table:table-cell office:value-type="string">
            <text:p>CARE 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string">
            <text:p>40x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TRUNC((([.$M$3]-[.D24])/[.$M$6])/[.A24])" office:value-type="float" office:value="16">
            <text:p>16</text:p>
          </table:table-cell>
          <table:table-cell table:formula="of:=MIN([.A24];[.B24])" office:value-type="float" office:value="16">
            <text:p>16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24]*[.A24]" office:value-type="float" office:value="1800">
            <text:p>1800</text:p>
          </table:table-cell>
          <table:table-cell table:formula="of:=[.D24]+[.E24]" office:value-type="float" office:value="1864">
            <text:p>1864</text:p>
          </table:table-cell>
          <table:table-cell table:formula="of:=[.F24]/[.$M$3]" office:value-type="percentage" office:value="1.8203125">
            <text:p>182.0%</text:p>
          </table:table-cell>
          <table:table-cell table:formula="of:=[.$M$6]*[.A24]*[.B24]" office:value-type="float" office:value="960">
            <text:p>960</text:p>
          </table:table-cell>
          <table:table-cell table:formula="of:=[.D24] + [.H24]" office:value-type="float" office:value="1024">
            <text:p>1024</text:p>
          </table:table-cell>
          <table:table-cell table:formula="of:=[.I24]/[.$M$3]" office:value-type="percentage" office:value="1">
            <text:p>100.00%</text:p>
          </table:table-cell>
          <table:table-cell office:value-type="string">
            <text:p>CARE 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string">
            <text:p>42x1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TRUNC((([.$M$3]-[.D25])/[.$M$6])/[.A25])" office:value-type="float" office:value="15">
            <text:p>15</text:p>
          </table:table-cell>
          <table:table-cell table:formula="of:=MIN([.A25];[.B25])" office:value-type="float" office:value="15">
            <text:p>15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25]*[.A25]" office:value-type="float" office:value="1922">
            <text:p>1922</text:p>
          </table:table-cell>
          <table:table-cell table:formula="of:=[.D25]+[.E25]" office:value-type="float" office:value="1986">
            <text:p>1986</text:p>
          </table:table-cell>
          <table:table-cell table:formula="of:=[.F25]/[.$M$3]" office:value-type="percentage" office:value="1.939453125">
            <text:p>193.9%</text:p>
          </table:table-cell>
          <table:table-cell table:formula="of:=[.$M$6]*[.A25]*[.B25]" office:value-type="float" office:value="930">
            <text:p>930</text:p>
          </table:table-cell>
          <table:table-cell table:formula="of:=[.D25] + [.H25]" office:value-type="float" office:value="994">
            <text:p>994</text:p>
          </table:table-cell>
          <table:table-cell table:formula="of:=[.I25]/[.$M$3]" office:value-type="percentage" office:value="0.970703125">
            <text:p>97.07%</text:p>
          </table:table-cell>
          <table:table-cell office:value-type="string">
            <text:p>CARE 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string">
            <text:p>43x1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TRUNC((([.$M$3]-[.D26])/[.$M$6])/[.A26])" office:value-type="float" office:value="15">
            <text:p>15</text:p>
          </table:table-cell>
          <table:table-cell table:formula="of:=MIN([.A26];[.B26])" office:value-type="float" office:value="15">
            <text:p>15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26]*[.A26]" office:value-type="float" office:value="2048">
            <text:p>2048</text:p>
          </table:table-cell>
          <table:table-cell table:formula="of:=[.D26]+[.E26]" office:value-type="float" office:value="2112">
            <text:p>2112</text:p>
          </table:table-cell>
          <table:table-cell table:formula="of:=[.F26]/[.$M$3]" office:value-type="percentage" office:value="2.0625">
            <text:p>206.3%</text:p>
          </table:table-cell>
          <table:table-cell table:formula="of:=[.$M$6]*[.A26]*[.B26]" office:value-type="float" office:value="960">
            <text:p>960</text:p>
          </table:table-cell>
          <table:table-cell table:formula="of:=[.D26] + [.H26]" office:value-type="float" office:value="1024">
            <text:p>1024</text:p>
          </table:table-cell>
          <table:table-cell table:formula="of:=[.I26]/[.$M$3]" office:value-type="percentage" office:value="1">
            <text:p>100.00%</text:p>
          </table:table-cell>
          <table:table-cell office:value-type="string">
            <text:p>CARE 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46x1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TRUNC((([.$M$3]-[.D27])/[.$M$6])/[.A27])" office:value-type="float" office:value="14">
            <text:p>14</text:p>
          </table:table-cell>
          <table:table-cell table:formula="of:=MIN([.A27];[.B27])" office:value-type="float" office:value="14">
            <text:p>14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27]*[.A27]" office:value-type="float" office:value="2178">
            <text:p>2178</text:p>
          </table:table-cell>
          <table:table-cell table:formula="of:=[.D27]+[.E27]" office:value-type="float" office:value="2242">
            <text:p>2242</text:p>
          </table:table-cell>
          <table:table-cell table:formula="of:=[.F27]/[.$M$3]" office:value-type="percentage" office:value="2.189453125">
            <text:p>218.9%</text:p>
          </table:table-cell>
          <table:table-cell table:formula="of:=[.$M$6]*[.A27]*[.B27]" office:value-type="float" office:value="924">
            <text:p>924</text:p>
          </table:table-cell>
          <table:table-cell table:formula="of:=[.D27] + [.H27]" office:value-type="float" office:value="988">
            <text:p>988</text:p>
          </table:table-cell>
          <table:table-cell table:formula="of:=[.I27]/[.$M$3]" office:value-type="percentage" office:value="0.96484375">
            <text:p>96.48%</text:p>
          </table:table-cell>
          <table:table-cell/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string">
            <text:p>51x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TRUNC((([.$M$3]-[.D28])/[.$M$6])/[.A28])" office:value-type="float" office:value="14">
            <text:p>14</text:p>
          </table:table-cell>
          <table:table-cell table:formula="of:=MIN([.A28];[.B28])" office:value-type="float" office:value="14">
            <text:p>14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28]*[.A28]" office:value-type="float" office:value="2312">
            <text:p>2312</text:p>
          </table:table-cell>
          <table:table-cell table:formula="of:=[.D28]+[.E28]" office:value-type="float" office:value="2376">
            <text:p>2376</text:p>
          </table:table-cell>
          <table:table-cell table:formula="of:=[.F28]/[.$M$3]" office:value-type="percentage" office:value="2.3203125">
            <text:p>232.0%</text:p>
          </table:table-cell>
          <table:table-cell table:formula="of:=[.$M$6]*[.A28]*[.B28]" office:value-type="float" office:value="952">
            <text:p>952</text:p>
          </table:table-cell>
          <table:table-cell table:formula="of:=[.D28] + [.H28]" office:value-type="float" office:value="1016">
            <text:p>1016</text:p>
          </table:table-cell>
          <table:table-cell table:formula="of:=[.I28]/[.$M$3]" office:value-type="percentage" office:value="0.9921875">
            <text:p>99.22%</text:p>
          </table:table-cell>
          <table:table-cell/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string">
            <text:p>56x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TRUNC((([.$M$3]-[.D29])/[.$M$6])/[.A29])" office:value-type="float" office:value="13">
            <text:p>13</text:p>
          </table:table-cell>
          <table:table-cell table:formula="of:=MIN([.A29];[.B29])" office:value-type="float" office:value="13">
            <text:p>13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29]*[.A29]" office:value-type="float" office:value="2450">
            <text:p>2450</text:p>
          </table:table-cell>
          <table:table-cell table:formula="of:=[.D29]+[.E29]" office:value-type="float" office:value="2514">
            <text:p>2514</text:p>
          </table:table-cell>
          <table:table-cell table:formula="of:=[.F29]/[.$M$3]" office:value-type="percentage" office:value="2.455078125">
            <text:p>245.5%</text:p>
          </table:table-cell>
          <table:table-cell table:formula="of:=[.$M$6]*[.A29]*[.B29]" office:value-type="float" office:value="910">
            <text:p>910</text:p>
          </table:table-cell>
          <table:table-cell table:formula="of:=[.D29] + [.H29]" office:value-type="float" office:value="974">
            <text:p>974</text:p>
          </table:table-cell>
          <table:table-cell table:formula="of:=[.I29]/[.$M$3]" office:value-type="percentage" office:value="0.951171875">
            <text:p>95.12%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TRUNC((([.$M$3]-[.D30])/[.$M$6])/[.A30])" office:value-type="float" office:value="13">
            <text:p>13</text:p>
          </table:table-cell>
          <table:table-cell table:formula="of:=MIN([.A30];[.B30])" office:value-type="float" office:value="13">
            <text:p>13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30]*[.A30]" office:value-type="float" office:value="2592">
            <text:p>2592</text:p>
          </table:table-cell>
          <table:table-cell table:formula="of:=[.D30]+[.E30]" office:value-type="float" office:value="2656">
            <text:p>2656</text:p>
          </table:table-cell>
          <table:table-cell table:formula="of:=[.F30]/[.$M$3]" office:value-type="percentage" office:value="2.59375">
            <text:p>259.4%</text:p>
          </table:table-cell>
          <table:table-cell table:formula="of:=[.$M$6]*[.A30]*[.B30]" office:value-type="float" office:value="936">
            <text:p>936</text:p>
          </table:table-cell>
          <table:table-cell table:formula="of:=[.D30] + [.H30]" office:value-type="float" office:value="1000">
            <text:p>1000</text:p>
          </table:table-cell>
          <table:table-cell table:formula="of:=[.I30]/[.$M$3]" office:value-type="percentage" office:value="0.9765625">
            <text:p>97.66%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TRUNC((([.$M$3]-[.D31])/[.$M$6])/[.A31])" office:value-type="float" office:value="12">
            <text:p>12</text:p>
          </table:table-cell>
          <table:table-cell table:formula="of:=MIN([.A31];[.B31])" office:value-type="float" office:value="12">
            <text:p>12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31]*[.A31]" office:value-type="float" office:value="2738">
            <text:p>2738</text:p>
          </table:table-cell>
          <table:table-cell table:formula="of:=[.D31]+[.E31]" office:value-type="float" office:value="2802">
            <text:p>2802</text:p>
          </table:table-cell>
          <table:table-cell table:formula="of:=[.F31]/[.$M$3]" office:value-type="percentage" office:value="2.736328125">
            <text:p>273.6%</text:p>
          </table:table-cell>
          <table:table-cell table:formula="of:=[.$M$6]*[.A31]*[.B31]" office:value-type="float" office:value="888">
            <text:p>888</text:p>
          </table:table-cell>
          <table:table-cell table:formula="of:=[.D31] + [.H31]" office:value-type="float" office:value="952">
            <text:p>952</text:p>
          </table:table-cell>
          <table:table-cell table:formula="of:=[.I31]/[.$M$3]" office:value-type="percentage" office:value="0.9296875">
            <text:p>92.97%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TRUNC((([.$M$3]-[.D32])/[.$M$6])/[.A32])" office:value-type="float" office:value="12">
            <text:p>12</text:p>
          </table:table-cell>
          <table:table-cell table:formula="of:=MIN([.A32];[.B32])" office:value-type="float" office:value="12">
            <text:p>12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32]*[.A32]" office:value-type="float" office:value="2888">
            <text:p>2888</text:p>
          </table:table-cell>
          <table:table-cell table:formula="of:=[.D32]+[.E32]" office:value-type="float" office:value="2952">
            <text:p>2952</text:p>
          </table:table-cell>
          <table:table-cell table:formula="of:=[.F32]/[.$M$3]" office:value-type="percentage" office:value="2.8828125">
            <text:p>288.3%</text:p>
          </table:table-cell>
          <table:table-cell table:formula="of:=[.$M$6]*[.A32]*[.B32]" office:value-type="float" office:value="912">
            <text:p>912</text:p>
          </table:table-cell>
          <table:table-cell table:formula="of:=[.D32] + [.H32]" office:value-type="float" office:value="976">
            <text:p>976</text:p>
          </table:table-cell>
          <table:table-cell table:formula="of:=[.I32]/[.$M$3]" office:value-type="percentage" office:value="0.953125">
            <text:p>95.31%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TRUNC((([.$M$3]-[.D33])/[.$M$6])/[.A33])" office:value-type="float" office:value="12">
            <text:p>12</text:p>
          </table:table-cell>
          <table:table-cell table:formula="of:=MIN([.A33];[.B33])" office:value-type="float" office:value="12">
            <text:p>12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33]*[.A33]" office:value-type="float" office:value="3042">
            <text:p>3042</text:p>
          </table:table-cell>
          <table:table-cell table:formula="of:=[.D33]+[.E33]" office:value-type="float" office:value="3106">
            <text:p>3106</text:p>
          </table:table-cell>
          <table:table-cell table:formula="of:=[.F33]/[.$M$3]" office:value-type="percentage" office:value="3.033203125">
            <text:p>303.3%</text:p>
          </table:table-cell>
          <table:table-cell table:formula="of:=[.$M$6]*[.A33]*[.B33]" office:value-type="float" office:value="936">
            <text:p>936</text:p>
          </table:table-cell>
          <table:table-cell table:formula="of:=[.D33] + [.H33]" office:value-type="float" office:value="1000">
            <text:p>1000</text:p>
          </table:table-cell>
          <table:table-cell table:formula="of:=[.I33]/[.$M$3]" office:value-type="percentage" office:value="0.9765625">
            <text:p>97.66%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TRUNC((([.$M$3]-[.D34])/[.$M$6])/[.A34])" office:value-type="float" office:value="12">
            <text:p>12</text:p>
          </table:table-cell>
          <table:table-cell table:formula="of:=MIN([.A34];[.B34])" office:value-type="float" office:value="12">
            <text:p>12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34]*[.A34]" office:value-type="float" office:value="3200">
            <text:p>3200</text:p>
          </table:table-cell>
          <table:table-cell table:formula="of:=[.D34]+[.E34]" office:value-type="float" office:value="3264">
            <text:p>3264</text:p>
          </table:table-cell>
          <table:table-cell table:formula="of:=[.F34]/[.$M$3]" office:value-type="percentage" office:value="3.1875">
            <text:p>318.8%</text:p>
          </table:table-cell>
          <table:table-cell table:formula="of:=[.$M$6]*[.A34]*[.B34]" office:value-type="float" office:value="960">
            <text:p>960</text:p>
          </table:table-cell>
          <table:table-cell table:formula="of:=[.D34] + [.H34]" office:value-type="float" office:value="1024">
            <text:p>1024</text:p>
          </table:table-cell>
          <table:table-cell table:formula="of:=[.I34]/[.$M$3]" office:value-type="percentage" office:value="1">
            <text:p>100.00%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TRUNC((([.$M$3]-[.D35])/[.$M$6])/[.A35])" office:value-type="float" office:value="11">
            <text:p>11</text:p>
          </table:table-cell>
          <table:table-cell table:formula="of:=MIN([.A35];[.B35])" office:value-type="float" office:value="11">
            <text:p>11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35]*[.A35]" office:value-type="float" office:value="3362">
            <text:p>3362</text:p>
          </table:table-cell>
          <table:table-cell table:formula="of:=[.D35]+[.E35]" office:value-type="float" office:value="3426">
            <text:p>3426</text:p>
          </table:table-cell>
          <table:table-cell table:formula="of:=[.F35]/[.$M$3]" office:value-type="percentage" office:value="3.345703125">
            <text:p>334.6%</text:p>
          </table:table-cell>
          <table:table-cell table:formula="of:=[.$M$6]*[.A35]*[.B35]" office:value-type="float" office:value="902">
            <text:p>902</text:p>
          </table:table-cell>
          <table:table-cell table:formula="of:=[.D35] + [.H35]" office:value-type="float" office:value="966">
            <text:p>966</text:p>
          </table:table-cell>
          <table:table-cell table:formula="of:=[.I35]/[.$M$3]" office:value-type="percentage" office:value="0.943359375">
            <text:p>94.34%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TRUNC((([.$M$3]-[.D36])/[.$M$6])/[.A36])" office:value-type="float" office:value="11">
            <text:p>11</text:p>
          </table:table-cell>
          <table:table-cell table:formula="of:=MIN([.A36];[.B36])" office:value-type="float" office:value="11">
            <text:p>11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36]*[.A36]" office:value-type="float" office:value="3528">
            <text:p>3528</text:p>
          </table:table-cell>
          <table:table-cell table:formula="of:=[.D36]+[.E36]" office:value-type="float" office:value="3592">
            <text:p>3592</text:p>
          </table:table-cell>
          <table:table-cell table:formula="of:=[.F36]/[.$M$3]" office:value-type="percentage" office:value="3.5078125">
            <text:p>350.8%</text:p>
          </table:table-cell>
          <table:table-cell table:formula="of:=[.$M$6]*[.A36]*[.B36]" office:value-type="float" office:value="924">
            <text:p>924</text:p>
          </table:table-cell>
          <table:table-cell table:formula="of:=[.D36] + [.H36]" office:value-type="float" office:value="988">
            <text:p>988</text:p>
          </table:table-cell>
          <table:table-cell table:formula="of:=[.I36]/[.$M$3]" office:value-type="percentage" office:value="0.96484375">
            <text:p>96.48%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TRUNC((([.$M$3]-[.D37])/[.$M$6])/[.A37])" office:value-type="float" office:value="11">
            <text:p>11</text:p>
          </table:table-cell>
          <table:table-cell table:formula="of:=MIN([.A37];[.B37])" office:value-type="float" office:value="11">
            <text:p>11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37]*[.A37]" office:value-type="float" office:value="3698">
            <text:p>3698</text:p>
          </table:table-cell>
          <table:table-cell table:formula="of:=[.D37]+[.E37]" office:value-type="float" office:value="3762">
            <text:p>3762</text:p>
          </table:table-cell>
          <table:table-cell table:formula="of:=[.F37]/[.$M$3]" office:value-type="percentage" office:value="3.673828125">
            <text:p>367.4%</text:p>
          </table:table-cell>
          <table:table-cell table:formula="of:=[.$M$6]*[.A37]*[.B37]" office:value-type="float" office:value="946">
            <text:p>946</text:p>
          </table:table-cell>
          <table:table-cell table:formula="of:=[.D37] + [.H37]" office:value-type="float" office:value="1010">
            <text:p>1010</text:p>
          </table:table-cell>
          <table:table-cell table:formula="of:=[.I37]/[.$M$3]" office:value-type="percentage" office:value="0.986328125">
            <text:p>98.63%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TRUNC((([.$M$3]-[.D38])/[.$M$6])/[.A38])" office:value-type="float" office:value="10">
            <text:p>10</text:p>
          </table:table-cell>
          <table:table-cell table:formula="of:=MIN([.A38];[.B38])" office:value-type="float" office:value="10">
            <text:p>10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38]*[.A38]" office:value-type="float" office:value="3872">
            <text:p>3872</text:p>
          </table:table-cell>
          <table:table-cell table:formula="of:=[.D38]+[.E38]" office:value-type="float" office:value="3936">
            <text:p>3936</text:p>
          </table:table-cell>
          <table:table-cell table:formula="of:=[.F38]/[.$M$3]" office:value-type="percentage" office:value="3.84375">
            <text:p>384.4%</text:p>
          </table:table-cell>
          <table:table-cell table:formula="of:=[.$M$6]*[.A38]*[.B38]" office:value-type="float" office:value="880">
            <text:p>880</text:p>
          </table:table-cell>
          <table:table-cell table:formula="of:=[.D38] + [.H38]" office:value-type="float" office:value="944">
            <text:p>944</text:p>
          </table:table-cell>
          <table:table-cell table:formula="of:=[.I38]/[.$M$3]" office:value-type="percentage" office:value="0.921875">
            <text:p>92.19%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TRUNC((([.$M$3]-[.D39])/[.$M$6])/[.A39])" office:value-type="float" office:value="10">
            <text:p>10</text:p>
          </table:table-cell>
          <table:table-cell table:formula="of:=MIN([.A39];[.B39])" office:value-type="float" office:value="10">
            <text:p>10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39]*[.A39]" office:value-type="float" office:value="4050">
            <text:p>4050</text:p>
          </table:table-cell>
          <table:table-cell table:formula="of:=[.D39]+[.E39]" office:value-type="float" office:value="4114">
            <text:p>4114</text:p>
          </table:table-cell>
          <table:table-cell table:formula="of:=[.F39]/[.$M$3]" office:value-type="percentage" office:value="4.017578125">
            <text:p>401.8%</text:p>
          </table:table-cell>
          <table:table-cell table:formula="of:=[.$M$6]*[.A39]*[.B39]" office:value-type="float" office:value="900">
            <text:p>900</text:p>
          </table:table-cell>
          <table:table-cell table:formula="of:=[.D39] + [.H39]" office:value-type="float" office:value="964">
            <text:p>964</text:p>
          </table:table-cell>
          <table:table-cell table:formula="of:=[.I39]/[.$M$3]" office:value-type="percentage" office:value="0.94140625">
            <text:p>94.14%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TRUNC((([.$M$3]-[.D40])/[.$M$6])/[.A40])" office:value-type="float" office:value="10">
            <text:p>10</text:p>
          </table:table-cell>
          <table:table-cell table:formula="of:=MIN([.A40];[.B40])" office:value-type="float" office:value="10">
            <text:p>10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40]*[.A40]" office:value-type="float" office:value="4232">
            <text:p>4232</text:p>
          </table:table-cell>
          <table:table-cell table:formula="of:=[.D40]+[.E40]" office:value-type="float" office:value="4296">
            <text:p>4296</text:p>
          </table:table-cell>
          <table:table-cell table:formula="of:=[.F40]/[.$M$3]" office:value-type="percentage" office:value="4.1953125">
            <text:p>419.5%</text:p>
          </table:table-cell>
          <table:table-cell table:formula="of:=[.$M$6]*[.A40]*[.B40]" office:value-type="float" office:value="920">
            <text:p>920</text:p>
          </table:table-cell>
          <table:table-cell table:formula="of:=[.D40] + [.H40]" office:value-type="float" office:value="984">
            <text:p>984</text:p>
          </table:table-cell>
          <table:table-cell table:formula="of:=[.I40]/[.$M$3]" office:value-type="percentage" office:value="0.9609375">
            <text:p>96.09%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TRUNC((([.$M$3]-[.D41])/[.$M$6])/[.A41])" office:value-type="float" office:value="10">
            <text:p>10</text:p>
          </table:table-cell>
          <table:table-cell table:formula="of:=MIN([.A41];[.B41])" office:value-type="float" office:value="10">
            <text:p>10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41]*[.A41]" office:value-type="float" office:value="4418">
            <text:p>4418</text:p>
          </table:table-cell>
          <table:table-cell table:formula="of:=[.D41]+[.E41]" office:value-type="float" office:value="4482">
            <text:p>4482</text:p>
          </table:table-cell>
          <table:table-cell table:formula="of:=[.F41]/[.$M$3]" office:value-type="percentage" office:value="4.376953125">
            <text:p>437.7%</text:p>
          </table:table-cell>
          <table:table-cell table:formula="of:=[.$M$6]*[.A41]*[.B41]" office:value-type="float" office:value="940">
            <text:p>940</text:p>
          </table:table-cell>
          <table:table-cell table:formula="of:=[.D41] + [.H41]" office:value-type="float" office:value="1004">
            <text:p>1004</text:p>
          </table:table-cell>
          <table:table-cell table:formula="of:=[.I41]/[.$M$3]" office:value-type="percentage" office:value="0.98046875">
            <text:p>98.05%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TRUNC((([.$M$3]-[.D42])/[.$M$6])/[.A42])" office:value-type="float" office:value="10">
            <text:p>10</text:p>
          </table:table-cell>
          <table:table-cell table:formula="of:=MIN([.A42];[.B42])" office:value-type="float" office:value="10">
            <text:p>10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42]*[.A42]" office:value-type="float" office:value="4608">
            <text:p>4608</text:p>
          </table:table-cell>
          <table:table-cell table:formula="of:=[.D42]+[.E42]" office:value-type="float" office:value="4672">
            <text:p>4672</text:p>
          </table:table-cell>
          <table:table-cell table:formula="of:=[.F42]/[.$M$3]" office:value-type="percentage" office:value="4.5625">
            <text:p>456.3%</text:p>
          </table:table-cell>
          <table:table-cell table:formula="of:=[.$M$6]*[.A42]*[.B42]" office:value-type="float" office:value="960">
            <text:p>960</text:p>
          </table:table-cell>
          <table:table-cell table:formula="of:=[.D42] + [.H42]" office:value-type="float" office:value="1024">
            <text:p>1024</text:p>
          </table:table-cell>
          <table:table-cell table:formula="of:=[.I42]/[.$M$3]" office:value-type="percentage" office:value="1">
            <text:p>100.00%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TRUNC((([.$M$3]-[.D43])/[.$M$6])/[.A43])" office:value-type="float" office:value="9">
            <text:p>9</text:p>
          </table:table-cell>
          <table:table-cell table:formula="of:=MIN([.A43];[.B43])" office:value-type="float" office:value="9">
            <text:p>9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43]*[.A43]" office:value-type="float" office:value="4802">
            <text:p>4802</text:p>
          </table:table-cell>
          <table:table-cell table:formula="of:=[.D43]+[.E43]" office:value-type="float" office:value="4866">
            <text:p>4866</text:p>
          </table:table-cell>
          <table:table-cell table:formula="of:=[.F43]/[.$M$3]" office:value-type="percentage" office:value="4.751953125">
            <text:p>475.2%</text:p>
          </table:table-cell>
          <table:table-cell table:formula="of:=[.$M$6]*[.A43]*[.B43]" office:value-type="float" office:value="882">
            <text:p>882</text:p>
          </table:table-cell>
          <table:table-cell table:formula="of:=[.D43] + [.H43]" office:value-type="float" office:value="946">
            <text:p>946</text:p>
          </table:table-cell>
          <table:table-cell table:formula="of:=[.I43]/[.$M$3]" office:value-type="percentage" office:value="0.923828125">
            <text:p>92.38%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TRUNC((([.$M$3]-[.D44])/[.$M$6])/[.A44])" office:value-type="float" office:value="9">
            <text:p>9</text:p>
          </table:table-cell>
          <table:table-cell table:formula="of:=MIN([.A44];[.B44])" office:value-type="float" office:value="9">
            <text:p>9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44]*[.A44]" office:value-type="float" office:value="5000">
            <text:p>5000</text:p>
          </table:table-cell>
          <table:table-cell table:formula="of:=[.D44]+[.E44]" office:value-type="float" office:value="5064">
            <text:p>5064</text:p>
          </table:table-cell>
          <table:table-cell table:formula="of:=[.F44]/[.$M$3]" office:value-type="percentage" office:value="4.9453125">
            <text:p>494.5%</text:p>
          </table:table-cell>
          <table:table-cell table:formula="of:=[.$M$6]*[.A44]*[.B44]" office:value-type="float" office:value="900">
            <text:p>900</text:p>
          </table:table-cell>
          <table:table-cell table:formula="of:=[.D44] + [.H44]" office:value-type="float" office:value="964">
            <text:p>964</text:p>
          </table:table-cell>
          <table:table-cell table:formula="of:=[.I44]/[.$M$3]" office:value-type="percentage" office:value="0.94140625">
            <text:p>94.14%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TRUNC((([.$M$3]-[.D45])/[.$M$6])/[.A45])" office:value-type="float" office:value="9">
            <text:p>9</text:p>
          </table:table-cell>
          <table:table-cell table:formula="of:=MIN([.A45];[.B45])" office:value-type="float" office:value="9">
            <text:p>9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45]*[.A45]" office:value-type="float" office:value="5202">
            <text:p>5202</text:p>
          </table:table-cell>
          <table:table-cell table:formula="of:=[.D45]+[.E45]" office:value-type="float" office:value="5266">
            <text:p>5266</text:p>
          </table:table-cell>
          <table:table-cell table:formula="of:=[.F45]/[.$M$3]" office:value-type="percentage" office:value="5.142578125">
            <text:p>514.3%</text:p>
          </table:table-cell>
          <table:table-cell table:formula="of:=[.$M$6]*[.A45]*[.B45]" office:value-type="float" office:value="918">
            <text:p>918</text:p>
          </table:table-cell>
          <table:table-cell table:formula="of:=[.D45] + [.H45]" office:value-type="float" office:value="982">
            <text:p>982</text:p>
          </table:table-cell>
          <table:table-cell table:formula="of:=[.I45]/[.$M$3]" office:value-type="percentage" office:value="0.958984375">
            <text:p>95.90%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TRUNC((([.$M$3]-[.D46])/[.$M$6])/[.A46])" office:value-type="float" office:value="9">
            <text:p>9</text:p>
          </table:table-cell>
          <table:table-cell table:formula="of:=MIN([.A46];[.B46])" office:value-type="float" office:value="9">
            <text:p>9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46]*[.A46]" office:value-type="float" office:value="5408">
            <text:p>5408</text:p>
          </table:table-cell>
          <table:table-cell table:formula="of:=[.D46]+[.E46]" office:value-type="float" office:value="5472">
            <text:p>5472</text:p>
          </table:table-cell>
          <table:table-cell table:formula="of:=[.F46]/[.$M$3]" office:value-type="percentage" office:value="5.34375">
            <text:p>534.4%</text:p>
          </table:table-cell>
          <table:table-cell table:formula="of:=[.$M$6]*[.A46]*[.B46]" office:value-type="float" office:value="936">
            <text:p>936</text:p>
          </table:table-cell>
          <table:table-cell table:formula="of:=[.D46] + [.H46]" office:value-type="float" office:value="1000">
            <text:p>1000</text:p>
          </table:table-cell>
          <table:table-cell table:formula="of:=[.I46]/[.$M$3]" office:value-type="percentage" office:value="0.9765625">
            <text:p>97.66%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TRUNC((([.$M$3]-[.D47])/[.$M$6])/[.A47])" office:value-type="float" office:value="9">
            <text:p>9</text:p>
          </table:table-cell>
          <table:table-cell table:formula="of:=MIN([.A47];[.B47])" office:value-type="float" office:value="9">
            <text:p>9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47]*[.A47]" office:value-type="float" office:value="5618">
            <text:p>5618</text:p>
          </table:table-cell>
          <table:table-cell table:formula="of:=[.D47]+[.E47]" office:value-type="float" office:value="5682">
            <text:p>5682</text:p>
          </table:table-cell>
          <table:table-cell table:formula="of:=[.F47]/[.$M$3]" office:value-type="percentage" office:value="5.548828125">
            <text:p>554.9%</text:p>
          </table:table-cell>
          <table:table-cell table:formula="of:=[.$M$6]*[.A47]*[.B47]" office:value-type="float" office:value="954">
            <text:p>954</text:p>
          </table:table-cell>
          <table:table-cell table:formula="of:=[.D47] + [.H47]" office:value-type="float" office:value="1018">
            <text:p>1018</text:p>
          </table:table-cell>
          <table:table-cell table:formula="of:=[.I47]/[.$M$3]" office:value-type="percentage" office:value="0.994140625">
            <text:p>99.41%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TRUNC((([.$M$3]-[.D48])/[.$M$6])/[.A48])" office:value-type="float" office:value="8">
            <text:p>8</text:p>
          </table:table-cell>
          <table:table-cell table:formula="of:=MIN([.A48];[.B48])" office:value-type="float" office:value="8">
            <text:p>8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48]*[.A48]" office:value-type="float" office:value="5832">
            <text:p>5832</text:p>
          </table:table-cell>
          <table:table-cell table:formula="of:=[.D48]+[.E48]" office:value-type="float" office:value="5896">
            <text:p>5896</text:p>
          </table:table-cell>
          <table:table-cell table:formula="of:=[.F48]/[.$M$3]" office:value-type="percentage" office:value="5.7578125">
            <text:p>575.8%</text:p>
          </table:table-cell>
          <table:table-cell table:formula="of:=[.$M$6]*[.A48]*[.B48]" office:value-type="float" office:value="864">
            <text:p>864</text:p>
          </table:table-cell>
          <table:table-cell table:formula="of:=[.D48] + [.H48]" office:value-type="float" office:value="928">
            <text:p>928</text:p>
          </table:table-cell>
          <table:table-cell table:formula="of:=[.I48]/[.$M$3]" office:value-type="percentage" office:value="0.90625">
            <text:p>90.63%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TRUNC((([.$M$3]-[.D49])/[.$M$6])/[.A49])" office:value-type="float" office:value="8">
            <text:p>8</text:p>
          </table:table-cell>
          <table:table-cell table:formula="of:=MIN([.A49];[.B49])" office:value-type="float" office:value="8">
            <text:p>8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49]*[.A49]" office:value-type="float" office:value="6050">
            <text:p>6050</text:p>
          </table:table-cell>
          <table:table-cell table:formula="of:=[.D49]+[.E49]" office:value-type="float" office:value="6114">
            <text:p>6114</text:p>
          </table:table-cell>
          <table:table-cell table:formula="of:=[.F49]/[.$M$3]" office:value-type="percentage" office:value="5.970703125">
            <text:p>597.1%</text:p>
          </table:table-cell>
          <table:table-cell table:formula="of:=[.$M$6]*[.A49]*[.B49]" office:value-type="float" office:value="880">
            <text:p>880</text:p>
          </table:table-cell>
          <table:table-cell table:formula="of:=[.D49] + [.H49]" office:value-type="float" office:value="944">
            <text:p>944</text:p>
          </table:table-cell>
          <table:table-cell table:formula="of:=[.I49]/[.$M$3]" office:value-type="percentage" office:value="0.921875">
            <text:p>92.19%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TRUNC((([.$M$3]-[.D50])/[.$M$6])/[.A50])" office:value-type="float" office:value="8">
            <text:p>8</text:p>
          </table:table-cell>
          <table:table-cell table:formula="of:=MIN([.A50];[.B50])" office:value-type="float" office:value="8">
            <text:p>8</text:p>
          </table:table-cell>
          <table:table-cell table:formula="of:=([.$M$2]*2)+([.$M$4]*[.$M$5]*2)" office:value-type="float" office:value="64">
            <text:p>64</text:p>
          </table:table-cell>
          <table:table-cell table:formula="of:=[.$M$6]*[.A50]*[.A50]" office:value-type="float" office:value="6272">
            <text:p>6272</text:p>
          </table:table-cell>
          <table:table-cell table:formula="of:=[.D50]+[.E50]" office:value-type="float" office:value="6336">
            <text:p>6336</text:p>
          </table:table-cell>
          <table:table-cell table:formula="of:=[.F50]/[.$M$3]" office:value-type="percentage" office:value="6.1875">
            <text:p>618.8%</text:p>
          </table:table-cell>
          <table:table-cell table:formula="of:=[.$M$6]*[.A50]*[.B50]" office:value-type="float" office:value="896">
            <text:p>896</text:p>
          </table:table-cell>
          <table:table-cell table:formula="of:=[.D50] + [.H50]" office:value-type="float" office:value="960">
            <text:p>960</text:p>
          </table:table-cell>
          <table:table-cell table:formula="of:=[.I50]/[.$M$3]" office:value-type="percentage" office:value="0.9375">
            <text:p>93.75%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1">
          <table:table-cell office:value-type="string">
            <text:p>Anything with axis lengths equal or less than the above, where the above is not marked in red, is acceptable.</text:p>
          </table:table-cell>
          <table:table-cell table:number-columns-repeated="13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2">
          <table:table-cell table:style-name="Default"/>
          <table:table-cell table:number-columns-repeated="13"/>
        </table:table-row>
        <table:table-row table:style-name="ro2" table:number-rows-repeated="6547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database-ranges>
        <table:database-range table:target-range-address="Sheet1.A10:Sheet1.I655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P0" style:volatile="true">
      <number:number number:decimal-places="2" number:min-integer-digits="1"/>
      <number:text>%</number:text>
    </number:percentage-style>
    <number:percentage-style style:name="N117">
      <style:text-properties fo:color="#ff0000"/>
      <number:text>-</number:text>
      <number:number number:decimal-places="2" number:min-integer-digits="1"/>
      <number:text>%</number:text>
      <style:map style:condition="value()&gt;=0" style:apply-style-name="N117P0"/>
    </number:percentage-style>
    <number:percentage-style style:name="N118P0" style:volatile="true">
      <number:number number:decimal-places="1" number:min-integer-digits="1"/>
      <number:text>%</number:text>
    </number:percentage-style>
    <number:percentage-style style:name="N118">
      <style:text-properties fo:color="#ff0000"/>
      <number:text>-</number:text>
      <number:number number:decimal-places="1" number:min-integer-digits="1"/>
      <number:text>%</number:text>
      <style:map style:condition="value()&gt;=0" style:apply-style-name="N118P0"/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 fo:font-weight="bold"/>
    </style:style>
    <style:style style:name="Green" style:family="table-cell" style:parent-style-name="Default">
      <style:text-properties fo:color="#00ae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4">10/04/2011</text:date>, <text:time>19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Fred Cooke</meta:initial-creator>
    <meta:creation-date>2008-11-09T17:39:39</meta:creation-date>
    <dc:creator>Fred Cooke</dc:creator>
    <dc:date>2011-10-04T19:32:26</dc:date>
    <meta:editing-cycles>7</meta:editing-cycles>
    <meta:editing-duration>PT03H41M47S</meta:editing-duration>
    <meta:document-statistic meta:table-count="3" meta:cell-count="593" meta:object-count="0"/>
    <meta:user-defined meta:name="Info 1"/>
    <meta:user-defined meta:name="Info 2"/>
    <meta:user-defined meta:name="Info 3"/>
    <meta:user-defined meta:name="Info 4"/>
  </office:meta>
</office:document-meta>
</file>